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56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5839in"/>
    </style:style>
    <style:style style:name="co5" style:family="table-column">
      <style:table-column-properties fo:break-before="auto" style:column-width="1.0819in"/>
    </style:style>
    <style:style style:name="co7" style:family="table-column">
      <style:table-column-properties fo:break-before="auto" style:column-width="1.0043in"/>
    </style:style>
    <style:style style:name="co8" style:family="table-column">
      <style:table-column-properties fo:break-before="auto" style:column-width="1.50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/>
    <style:style style:name="ce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visibility="collapse" table:number-columns-repeated="3" table:default-cell-style-name="Default"/>
        <table:table-row table:style-name="ro2">
          <table:table-cell table:number-columns-repeated="12"/>
        </table:table-row>
        <table:table-row table:style-name="ro4">
          <table:table-cell/>
          <table:table-cell office:value-type="string">
            <text:p>prime</text:p>
          </table:table-cell>
          <table:table-cell office:value-type="string">
            <text:p>coeff_a</text:p>
          </table:table-cell>
          <table:table-cell office:value-type="string">
            <text:p>coeff_b</text:p>
          </table:table-cell>
          <table:table-cell office:value-type="string">
            <text:p>coeff_c</text:p>
          </table:table-cell>
          <table:table-cell table:style-name="ce1" office:value-type="string">
            <text:p>log_a</text:p>
          </table:table-cell>
          <table:table-cell table:style-name="ce1" office:value-type="string">
            <text:p>log_b</text:p>
          </table:table-cell>
          <table:table-cell table:style-name="ce1" office:value-type="string">
            <text:p>log_c</text:p>
          </table:table-cell>
          <table:table-cell/>
          <table:table-cell table:style-name="ce1" office:value-type="string">
            <text:p>num_a</text:p>
          </table:table-cell>
          <table:table-cell table:style-name="ce1" office:value-type="string">
            <text:p>num_b</text:p>
          </table:table-cell>
          <table:table-cell table:style-name="ce1" office:value-type="string">
            <text:p>num_c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2" table:formula="of:=LOG([.$B3])*[.C3]" office:value-type="float" office:value="5.71956991761564">
            <text:p>5.719569918</text:p>
          </table:table-cell>
          <table:table-cell table:style-name="ce2" table:formula="of:=LOG([.$B3])*[.D3]" office:value-type="float" office:value="1.50514997831991">
            <text:p>1.505149978</text:p>
          </table:table-cell>
          <table:table-cell table:style-name="ce2" table:formula="of:=LOG([.$B3])*[.E3]" office:value-type="float" office:value="4.51544993495972">
            <text:p>4.515449935</text:p>
          </table:table-cell>
          <table:table-cell/>
          <table:table-cell table:formula="of:=[.$B3]^[.C3]" office:value-type="float" office:value="524288">
            <text:p>524288</text:p>
          </table:table-cell>
          <table:table-cell table:formula="of:=[.$B3]^[.D3]" office:value-type="float" office:value="32">
            <text:p>32</text:p>
          </table:table-cell>
          <table:table-cell table:formula="of:=[.$B3]^[.E3]" office:value-type="float" office:value="32768">
            <text:p>32768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2" table:formula="of:=LOG([.$B4])*[.C4]" office:value-type="float" office:value="3.8169700377573">
            <text:p>3.816970038</text:p>
          </table:table-cell>
          <table:table-cell table:style-name="ce2" table:formula="of:=LOG([.$B4])*[.D4]" office:value-type="float" office:value="1.43136376415899">
            <text:p>1.431363764</text:p>
          </table:table-cell>
          <table:table-cell table:style-name="ce2" table:formula="of:=LOG([.$B4])*[.E4]" office:value-type="float" office:value="3.8169700377573">
            <text:p>3.816970038</text:p>
          </table:table-cell>
          <table:table-cell/>
          <table:table-cell table:formula="of:=[.$B4]^[.C4]" office:value-type="float" office:value="6561">
            <text:p>6561</text:p>
          </table:table-cell>
          <table:table-cell table:formula="of:=[.$B4]^[.D4]" office:value-type="float" office:value="27">
            <text:p>27</text:p>
          </table:table-cell>
          <table:table-cell table:formula="of:=[.$B4]^[.E4]" office:value-type="float" office:value="6561">
            <text:p>656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2" table:formula="of:=LOG([.$B5])*[.C5]" office:value-type="float" office:value="1.39794000867204">
            <text:p>1.397940009</text:p>
          </table:table-cell>
          <table:table-cell table:style-name="ce2" table:formula="of:=LOG([.$B5])*[.D5]" office:value-type="float" office:value="0.698970004336019">
            <text:p>0.698970004</text:p>
          </table:table-cell>
          <table:table-cell table:style-name="ce2" table:formula="of:=LOG([.$B5])*[.E5]" office:value-type="float" office:value="4.19382002601611">
            <text:p>4.193820026</text:p>
          </table:table-cell>
          <table:table-cell/>
          <table:table-cell table:formula="of:=[.$B5]^[.C5]" office:value-type="float" office:value="25">
            <text:p>25</text:p>
          </table:table-cell>
          <table:table-cell table:formula="of:=[.$B5]^[.D5]" office:value-type="float" office:value="5">
            <text:p>5</text:p>
          </table:table-cell>
          <table:table-cell table:formula="of:=[.$B5]^[.E5]" office:value-type="float" office:value="15625">
            <text:p>15625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table:formula="of:=LOG([.$B6])*[.C6]" office:value-type="float" office:value="1.69019608002851">
            <text:p>1.690196080</text:p>
          </table:table-cell>
          <table:table-cell table:style-name="ce2" table:formula="of:=LOG([.$B6])*[.D6]" office:value-type="float" office:value="2.53529412004277">
            <text:p>2.535294120</text:p>
          </table:table-cell>
          <table:table-cell table:style-name="ce2" table:formula="of:=LOG([.$B6])*[.E6]" office:value-type="float" office:value="0.845098040014257">
            <text:p>0.845098040</text:p>
          </table:table-cell>
          <table:table-cell/>
          <table:table-cell table:formula="of:=[.$B6]^[.C6]" office:value-type="float" office:value="49">
            <text:p>49</text:p>
          </table:table-cell>
          <table:table-cell table:formula="of:=[.$B6]^[.D6]" office:value-type="float" office:value="343">
            <text:p>343</text:p>
          </table:table-cell>
          <table:table-cell table:formula="of:=[.$B6]^[.E6]"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formula="of:=LOG([.$B7])*[.C7]" office:value-type="float" office:value="0">
            <text:p>0.000000000</text:p>
          </table:table-cell>
          <table:table-cell table:style-name="ce2" table:formula="of:=LOG([.$B7])*[.D7]" office:value-type="float" office:value="2.08278537031645">
            <text:p>2.082785370</text:p>
          </table:table-cell>
          <table:table-cell table:style-name="ce2" table:formula="of:=LOG([.$B7])*[.E7]" office:value-type="float" office:value="1.04139268515823">
            <text:p>1.041392685</text:p>
          </table:table-cell>
          <table:table-cell/>
          <table:table-cell table:formula="of:=[.$B7]^[.C7]" office:value-type="float" office:value="1">
            <text:p>1</text:p>
          </table:table-cell>
          <table:table-cell table:formula="of:=[.$B7]^[.D7]" office:value-type="float" office:value="121">
            <text:p>121</text:p>
          </table:table-cell>
          <table:table-cell table:formula="of:=[.$B7]^[.E7]" office:value-type="float" office:value="11">
            <text:p>11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table:formula="of:=LOG([.$B8])*[.C8]" office:value-type="float" office:value="2.22788670461367">
            <text:p>2.227886705</text:p>
          </table:table-cell>
          <table:table-cell table:style-name="ce2" table:formula="of:=LOG([.$B8])*[.D8]" office:value-type="float" office:value="1.11394335230684">
            <text:p>1.113943352</text:p>
          </table:table-cell>
          <table:table-cell table:style-name="ce2" table:formula="of:=LOG([.$B8])*[.E8]" office:value-type="float" office:value="0">
            <text:p>0.000000000</text:p>
          </table:table-cell>
          <table:table-cell/>
          <table:table-cell table:formula="of:=[.$B8]^[.C8]" office:value-type="float" office:value="169">
            <text:p>169</text:p>
          </table:table-cell>
          <table:table-cell table:formula="of:=[.$B8]^[.D8]" office:value-type="float" office:value="13">
            <text:p>13</text:p>
          </table:table-cell>
          <table:table-cell table:formula="of:=[.$B8]^[.E8]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LOG([.$B9])*[.C9]" office:value-type="float" office:value="0">
            <text:p>0.000000000</text:p>
          </table:table-cell>
          <table:table-cell table:style-name="ce2" table:formula="of:=LOG([.$B9])*[.D9]" office:value-type="float" office:value="2.46089784275655">
            <text:p>2.460897843</text:p>
          </table:table-cell>
          <table:table-cell table:style-name="ce2" table:formula="of:=LOG([.$B9])*[.E9]" office:value-type="float" office:value="0">
            <text:p>0.000000000</text:p>
          </table:table-cell>
          <table:table-cell/>
          <table:table-cell table:formula="of:=[.$B9]^[.C9]" office:value-type="float" office:value="1">
            <text:p>1</text:p>
          </table:table-cell>
          <table:table-cell table:formula="of:=[.$B9]^[.D9]" office:value-type="float" office:value="289">
            <text:p>289</text:p>
          </table:table-cell>
          <table:table-cell table:formula="of:=[.$B9]^[.E9]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table:formula="of:=LOG([.$B10])*[.C10]" office:value-type="float" office:value="1.27875360095283">
            <text:p>1.278753601</text:p>
          </table:table-cell>
          <table:table-cell table:style-name="ce2" table:formula="of:=LOG([.$B10])*[.D10]" office:value-type="float" office:value="1.27875360095283">
            <text:p>1.278753601</text:p>
          </table:table-cell>
          <table:table-cell table:style-name="ce2" table:formula="of:=LOG([.$B10])*[.E10]" office:value-type="float" office:value="0">
            <text:p>0.000000000</text:p>
          </table:table-cell>
          <table:table-cell/>
          <table:table-cell table:formula="of:=[.$B10]^[.C10]" office:value-type="float" office:value="19">
            <text:p>19</text:p>
          </table:table-cell>
          <table:table-cell table:formula="of:=[.$B10]^[.D10]" office:value-type="float" office:value="19">
            <text:p>19</text:p>
          </table:table-cell>
          <table:table-cell table:formula="of:=[.$B10]^[.E10]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table:formula="of:=LOG([.$B11])*[.C11]" office:value-type="float" office:value="0">
            <text:p>0.000000000</text:p>
          </table:table-cell>
          <table:table-cell table:style-name="ce2" table:formula="of:=LOG([.$B11])*[.D11]" office:value-type="float" office:value="1.36172783601759">
            <text:p>1.361727836</text:p>
          </table:table-cell>
          <table:table-cell table:style-name="ce2" table:formula="of:=LOG([.$B11])*[.E11]" office:value-type="float" office:value="0">
            <text:p>0.000000000</text:p>
          </table:table-cell>
          <table:table-cell/>
          <table:table-cell table:formula="of:=[.$B11]^[.C11]" office:value-type="float" office:value="1">
            <text:p>1</text:p>
          </table:table-cell>
          <table:table-cell table:formula="of:=[.$B11]^[.D11]" office:value-type="float" office:value="23">
            <text:p>23</text:p>
          </table:table-cell>
          <table:table-cell table:formula="of:=[.$B11]^[.E11]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table:formula="of:=LOG([.$B12])*[.C12]" office:value-type="float" office:value="1.46239799789896">
            <text:p>1.462397998</text:p>
          </table:table-cell>
          <table:table-cell table:style-name="ce2" table:formula="of:=LOG([.$B12])*[.D12]" office:value-type="float" office:value="0">
            <text:p>0.000000000</text:p>
          </table:table-cell>
          <table:table-cell table:style-name="ce2" table:formula="of:=LOG([.$B12])*[.E12]" office:value-type="float" office:value="0">
            <text:p>0.000000000</text:p>
          </table:table-cell>
          <table:table-cell/>
          <table:table-cell table:formula="of:=[.$B12]^[.C12]" office:value-type="float" office:value="29">
            <text:p>29</text:p>
          </table:table-cell>
          <table:table-cell table:formula="of:=[.$B12]^[.D12]" office:value-type="float" office:value="1">
            <text:p>1</text:p>
          </table:table-cell>
          <table:table-cell table:formula="of:=[.$B12]^[.E12]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table:formula="of:=LOG([.$B13])*[.C13]" office:value-type="float" office:value="0">
            <text:p>0.000000000</text:p>
          </table:table-cell>
          <table:table-cell table:style-name="ce2" table:formula="of:=LOG([.$B13])*[.D13]" office:value-type="float" office:value="1.49136169383427">
            <text:p>1.491361694</text:p>
          </table:table-cell>
          <table:table-cell table:style-name="ce2" table:formula="of:=LOG([.$B13])*[.E13]" office:value-type="float" office:value="0">
            <text:p>0.000000000</text:p>
          </table:table-cell>
          <table:table-cell/>
          <table:table-cell table:formula="of:=[.$B13]^[.C13]" office:value-type="float" office:value="1">
            <text:p>1</text:p>
          </table:table-cell>
          <table:table-cell table:formula="of:=[.$B13]^[.D13]" office:value-type="float" office:value="31">
            <text:p>31</text:p>
          </table:table-cell>
          <table:table-cell table:formula="of:=[.$B13]^[.E13]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table:formula="of:=LOG([.$B14])*[.C14]" office:value-type="float" office:value="0">
            <text:p>0.000000000</text:p>
          </table:table-cell>
          <table:table-cell table:style-name="ce2" table:formula="of:=LOG([.$B14])*[.D14]" office:value-type="float" office:value="0">
            <text:p>0.000000000</text:p>
          </table:table-cell>
          <table:table-cell table:style-name="ce2" table:formula="of:=LOG([.$B14])*[.E14]" office:value-type="float" office:value="1.56820172406699">
            <text:p>1.568201724</text:p>
          </table:table-cell>
          <table:table-cell/>
          <table:table-cell table:formula="of:=[.$B14]^[.C14]" office:value-type="float" office:value="1">
            <text:p>1</text:p>
          </table:table-cell>
          <table:table-cell table:formula="of:=[.$B14]^[.D14]" office:value-type="float" office:value="1">
            <text:p>1</text:p>
          </table:table-cell>
          <table:table-cell table:formula="of:=[.$B14]^[.E14]" office:value-type="float" office:value="37">
            <text:p>37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table:formula="of:=LOG([.$B15])*[.C15]" office:value-type="float" office:value="0">
            <text:p>0.000000000</text:p>
          </table:table-cell>
          <table:table-cell table:style-name="ce2" table:formula="of:=LOG([.$B15])*[.D15]" office:value-type="float" office:value="0">
            <text:p>0.000000000</text:p>
          </table:table-cell>
          <table:table-cell table:style-name="ce2" table:formula="of:=LOG([.$B15])*[.E15]" office:value-type="float" office:value="1.61278385671974">
            <text:p>1.612783857</text:p>
          </table:table-cell>
          <table:table-cell/>
          <table:table-cell table:formula="of:=[.$B15]^[.C15]" office:value-type="float" office:value="1">
            <text:p>1</text:p>
          </table:table-cell>
          <table:table-cell table:formula="of:=[.$B15]^[.D15]" office:value-type="float" office:value="1">
            <text:p>1</text:p>
          </table:table-cell>
          <table:table-cell table:formula="of:=[.$B15]^[.E15]" office:value-type="float" office:value="41">
            <text:p>41</text:p>
          </table:table-cell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table:formula="of:=LOG([.$B16])*[.C16]" office:value-type="float" office:value="0">
            <text:p>0.000000000</text:p>
          </table:table-cell>
          <table:table-cell table:style-name="ce2" table:formula="of:=LOG([.$B16])*[.D16]" office:value-type="float" office:value="1.63346845557959">
            <text:p>1.633468456</text:p>
          </table:table-cell>
          <table:table-cell table:style-name="ce2" table:formula="of:=LOG([.$B16])*[.E16]" office:value-type="float" office:value="0">
            <text:p>0.000000000</text:p>
          </table:table-cell>
          <table:table-cell/>
          <table:table-cell table:formula="of:=[.$B16]^[.C16]" office:value-type="float" office:value="1">
            <text:p>1</text:p>
          </table:table-cell>
          <table:table-cell table:formula="of:=[.$B16]^[.D16]" office:value-type="float" office:value="43">
            <text:p>43</text:p>
          </table:table-cell>
          <table:table-cell table:formula="of:=[.$B16]^[.E16]" office:value-type="float" office:value="1">
            <text:p>1</text:p>
          </table:table-cell>
        </table:table-row>
        <table:table-row table:style-name="ro2">
          <table:table-cell table:number-columns-repeated="5"/>
          <table:table-cell table:style-name="ce2" table:formula="of:=SUM([.F3:.F16])" office:value-type="float" office:value="17.593714347539">
            <text:p>17.593714348</text:p>
          </table:table-cell>
          <table:table-cell table:style-name="ce2" table:formula="of:=SUM([.G3:.G16])" office:value-type="float" office:value="17.5937160186218">
            <text:p>17.593716019</text:p>
          </table:table-cell>
          <table:table-cell table:style-name="ce2" table:formula="of:=SUM([.H3:.H16])" office:value-type="float" office:value="17.5937163046923">
            <text:p>17.593716305</text:p>
          </table:table-cell>
          <table:table-cell/>
          <table:table-cell table:formula="of:=PRODUCT([.J3:.J16])" office:value-type="float" office:value="3.92386762388275E+017">
            <text:p>392386762388275000</text:p>
          </table:table-cell>
          <table:table-cell table:formula="of:=PRODUCT([.K3:.K16])" office:value-type="float" office:value="3.92388272221065E+017">
            <text:p>392388272221065000</text:p>
          </table:table-cell>
          <table:table-cell table:formula="of:=PRODUCT([.L3:.L16])" office:value-type="float" office:value="3.92388530688E+017">
            <text:p>392388530688000000</text:p>
          </table:table-cell>
        </table:table-row>
        <table:table-row table:style-name="ro2">
          <table:table-cell table:number-columns-repeated="6"/>
          <table:table-cell table:style-name="ce3" table:formula="of:=[.G17]-[.F17]" office:value-type="float" office:value="0.00000167108284898632">
            <text:p>0.0000016711</text:p>
          </table:table-cell>
          <table:table-cell table:style-name="ce3" table:formula="of:=[.H17]-[.G17]" office:value-type="float" office:value="0.00000028607054503027">
            <text:p>0.0000002861</text:p>
          </table:table-cell>
          <table:table-cell table:number-columns-repeated="3"/>
          <table:table-cell table:formula="of:=SUM([.J17:.L17])" office:value-type="float" office:value="1.17716356529734E+018">
            <text:p>1177163565297340000</text:p>
          </table:table-cell>
        </table:table-row>
        <table:table-row table:style-name="ro2">
          <table:table-cell table:number-columns-repeated="6"/>
          <table:table-cell table:style-name="ce3"/>
          <table:table-cell table:style-name="ce3" table:formula="of:=[.H18]+[.G18]" office:value-type="float" office:value="0.00000195715339401659">
            <text:p>0.0000019572</text:p>
          </table:table-cell>
          <table:table-cell table:number-columns-repeated="4"/>
        </table:table-row>
        <table:table-row table:style-name="ro2">
          <table:table-cell table:number-columns-repeated="11"/>
          <table:table-cell table:formula="of:=[.L17]/[.J17]" office:value-type="float" office:value="1.00000450652238">
            <text:p>1.0000045065</text:p>
          </table:table-cell>
        </table:table-row>
        <table:table-row table:style-name="ro2">
          <table:table-cell table:number-columns-repeated="12"/>
        </table:table-row>
        <table:table-row table:style-name="ro4">
          <table:table-cell/>
          <table:table-cell office:value-type="string">
            <text:p>prime</text:p>
          </table:table-cell>
          <table:table-cell office:value-type="string">
            <text:p>coeff_a</text:p>
          </table:table-cell>
          <table:table-cell office:value-type="string">
            <text:p>coeff_b</text:p>
          </table:table-cell>
          <table:table-cell office:value-type="string">
            <text:p>coeff_c</text:p>
          </table:table-cell>
          <table:table-cell table:style-name="ce1" office:value-type="string">
            <text:p>log_a</text:p>
          </table:table-cell>
          <table:table-cell table:style-name="ce1" office:value-type="string">
            <text:p>log_b</text:p>
          </table:table-cell>
          <table:table-cell table:style-name="ce1" office:value-type="string">
            <text:p>log_c</text:p>
          </table:table-cell>
          <table:table-cell/>
          <table:table-cell table:style-name="ce1" office:value-type="string">
            <text:p>num_a</text:p>
          </table:table-cell>
          <table:table-cell table:style-name="ce1" office:value-type="string">
            <text:p>num_b</text:p>
          </table:table-cell>
          <table:table-cell table:style-name="ce1" office:value-type="string">
            <text:p>num_c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2" table:formula="of:=LOG([.$B23])*[.C23]" office:value-type="float" office:value="3.61235994796777">
            <text:p>3.612359948</text:p>
          </table:table-cell>
          <table:table-cell table:style-name="ce2" table:formula="of:=LOG([.$B23])*[.D23]" office:value-type="float" office:value="1.20411998265592">
            <text:p>1.204119983</text:p>
          </table:table-cell>
          <table:table-cell table:style-name="ce2" table:formula="of:=LOG([.$B23])*[.E23]" office:value-type="float" office:value="6.92368990027157">
            <text:p>6.923689900</text:p>
          </table:table-cell>
          <table:table-cell/>
          <table:table-cell table:formula="of:=[.$B23]^[.C23]" office:value-type="float" office:value="4096">
            <text:p>4096</text:p>
          </table:table-cell>
          <table:table-cell table:formula="of:=[.$B23]^[.D23]" office:value-type="float" office:value="16">
            <text:p>16</text:p>
          </table:table-cell>
          <table:table-cell table:formula="of:=[.$B23]^[.E23]" office:value-type="float" office:value="8388608">
            <text:p>8388608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2" table:formula="of:=LOG([.$B24])*[.C24]" office:value-type="float" office:value="3.33984878303764">
            <text:p>3.339848783</text:p>
          </table:table-cell>
          <table:table-cell table:style-name="ce2" table:formula="of:=LOG([.$B24])*[.D24]" office:value-type="float" office:value="4.29409129247696">
            <text:p>4.294091292</text:p>
          </table:table-cell>
          <table:table-cell table:style-name="ce2" table:formula="of:=LOG([.$B24])*[.E24]" office:value-type="float" office:value="1.43136376415899">
            <text:p>1.431363764</text:p>
          </table:table-cell>
          <table:table-cell/>
          <table:table-cell table:formula="of:=[.$B24]^[.C24]" office:value-type="float" office:value="2187">
            <text:p>2187</text:p>
          </table:table-cell>
          <table:table-cell table:formula="of:=[.$B24]^[.D24]" office:value-type="float" office:value="19683">
            <text:p>19683</text:p>
          </table:table-cell>
          <table:table-cell table:formula="of:=[.$B24]^[.E24]" office:value-type="float" office:value="27">
            <text:p>27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table:formula="of:=LOG([.$B25])*[.C25]" office:value-type="float" office:value="2.79588001734407">
            <text:p>2.795880017</text:p>
          </table:table-cell>
          <table:table-cell table:style-name="ce2" table:formula="of:=LOG([.$B25])*[.D25]" office:value-type="float" office:value="3.49485002168009">
            <text:p>3.494850022</text:p>
          </table:table-cell>
          <table:table-cell table:style-name="ce2" table:formula="of:=LOG([.$B25])*[.E25]" office:value-type="float" office:value="0">
            <text:p>0.000000000</text:p>
          </table:table-cell>
          <table:table-cell/>
          <table:table-cell table:formula="of:=[.$B25]^[.C25]" office:value-type="float" office:value="625">
            <text:p>625</text:p>
          </table:table-cell>
          <table:table-cell table:formula="of:=[.$B25]^[.D25]" office:value-type="float" office:value="3125">
            <text:p>3125</text:p>
          </table:table-cell>
          <table:table-cell table:formula="of:=[.$B25]^[.E25]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table:formula="of:=LOG([.$B26])*[.C26]" office:value-type="float" office:value="1.69019608002851">
            <text:p>1.690196080</text:p>
          </table:table-cell>
          <table:table-cell table:style-name="ce2" table:formula="of:=LOG([.$B26])*[.D26]" office:value-type="float" office:value="0.845098040014257">
            <text:p>0.845098040</text:p>
          </table:table-cell>
          <table:table-cell table:style-name="ce2" table:formula="of:=LOG([.$B26])*[.E26]" office:value-type="float" office:value="2.53529412004277">
            <text:p>2.535294120</text:p>
          </table:table-cell>
          <table:table-cell/>
          <table:table-cell table:formula="of:=[.$B26]^[.C26]" office:value-type="float" office:value="49">
            <text:p>49</text:p>
          </table:table-cell>
          <table:table-cell table:formula="of:=[.$B26]^[.D26]" office:value-type="float" office:value="7">
            <text:p>7</text:p>
          </table:table-cell>
          <table:table-cell table:formula="of:=[.$B26]^[.E26]" office:value-type="float" office:value="343">
            <text:p>343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table:formula="of:=LOG([.$B27])*[.C27]" office:value-type="float" office:value="0">
            <text:p>0.000000000</text:p>
          </table:table-cell>
          <table:table-cell table:style-name="ce2" table:formula="of:=LOG([.$B27])*[.D27]" office:value-type="float" office:value="1.04139268515823">
            <text:p>1.041392685</text:p>
          </table:table-cell>
          <table:table-cell table:style-name="ce2" table:formula="of:=LOG([.$B27])*[.E27]" office:value-type="float" office:value="2.08278537031645">
            <text:p>2.082785370</text:p>
          </table:table-cell>
          <table:table-cell/>
          <table:table-cell table:formula="of:=[.$B27]^[.C27]" office:value-type="float" office:value="1">
            <text:p>1</text:p>
          </table:table-cell>
          <table:table-cell table:formula="of:=[.$B27]^[.D27]" office:value-type="float" office:value="11">
            <text:p>11</text:p>
          </table:table-cell>
          <table:table-cell table:formula="of:=[.$B27]^[.E27]" office:value-type="float" office:value="121">
            <text:p>121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table:formula="of:=LOG([.$B28])*[.C28]" office:value-type="float" office:value="0">
            <text:p>0.000000000</text:p>
          </table:table-cell>
          <table:table-cell table:style-name="ce2" table:formula="of:=LOG([.$B28])*[.D28]" office:value-type="float" office:value="0">
            <text:p>0.000000000</text:p>
          </table:table-cell>
          <table:table-cell table:style-name="ce2" table:formula="of:=LOG([.$B28])*[.E28]" office:value-type="float" office:value="3.34183005692051">
            <text:p>3.341830057</text:p>
          </table:table-cell>
          <table:table-cell/>
          <table:table-cell table:formula="of:=[.$B28]^[.C28]" office:value-type="float" office:value="1">
            <text:p>1</text:p>
          </table:table-cell>
          <table:table-cell table:formula="of:=[.$B28]^[.D28]" office:value-type="float" office:value="1">
            <text:p>1</text:p>
          </table:table-cell>
          <table:table-cell table:formula="of:=[.$B28]^[.E28]" office:value-type="float" office:value="2197">
            <text:p>2197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LOG([.$B29])*[.C29]" office:value-type="float" office:value="0">
            <text:p>0.000000000</text:p>
          </table:table-cell>
          <table:table-cell table:style-name="ce2" table:formula="of:=LOG([.$B29])*[.D29]" office:value-type="float" office:value="2.46089784275655">
            <text:p>2.460897843</text:p>
          </table:table-cell>
          <table:table-cell table:style-name="ce2" table:formula="of:=LOG([.$B29])*[.E29]" office:value-type="float" office:value="0">
            <text:p>0.000000000</text:p>
          </table:table-cell>
          <table:table-cell/>
          <table:table-cell table:formula="of:=[.$B29]^[.C29]" office:value-type="float" office:value="1">
            <text:p>1</text:p>
          </table:table-cell>
          <table:table-cell table:formula="of:=[.$B29]^[.D29]" office:value-type="float" office:value="289">
            <text:p>289</text:p>
          </table:table-cell>
          <table:table-cell table:formula="of:=[.$B29]^[.E29]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 table:formula="of:=LOG([.$B30])*[.C30]" office:value-type="float" office:value="0">
            <text:p>0.000000000</text:p>
          </table:table-cell>
          <table:table-cell table:style-name="ce2" table:formula="of:=LOG([.$B30])*[.D30]" office:value-type="float" office:value="1.27875360095283">
            <text:p>1.278753601</text:p>
          </table:table-cell>
          <table:table-cell table:style-name="ce2" table:formula="of:=LOG([.$B30])*[.E30]" office:value-type="float" office:value="1.27875360095283">
            <text:p>1.278753601</text:p>
          </table:table-cell>
          <table:table-cell/>
          <table:table-cell table:formula="of:=[.$B30]^[.C30]" office:value-type="float" office:value="1">
            <text:p>1</text:p>
          </table:table-cell>
          <table:table-cell table:formula="of:=[.$B30]^[.D30]" office:value-type="float" office:value="19">
            <text:p>19</text:p>
          </table:table-cell>
          <table:table-cell table:formula="of:=[.$B30]^[.E30]" office:value-type="float" office:value="19">
            <text:p>19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table:formula="of:=LOG([.$B31])*[.C31]" office:value-type="float" office:value="0">
            <text:p>0.000000000</text:p>
          </table:table-cell>
          <table:table-cell table:style-name="ce2" table:formula="of:=LOG([.$B31])*[.D31]" office:value-type="float" office:value="1.36172783601759">
            <text:p>1.361727836</text:p>
          </table:table-cell>
          <table:table-cell table:style-name="ce2" table:formula="of:=LOG([.$B31])*[.E31]" office:value-type="float" office:value="0">
            <text:p>0.000000000</text:p>
          </table:table-cell>
          <table:table-cell/>
          <table:table-cell table:formula="of:=[.$B31]^[.C31]" office:value-type="float" office:value="1">
            <text:p>1</text:p>
          </table:table-cell>
          <table:table-cell table:formula="of:=[.$B31]^[.D31]" office:value-type="float" office:value="23">
            <text:p>23</text:p>
          </table:table-cell>
          <table:table-cell table:formula="of:=[.$B31]^[.E31]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table:formula="of:=LOG([.$B32])*[.C32]" office:value-type="float" office:value="1.46239799789896">
            <text:p>1.462397998</text:p>
          </table:table-cell>
          <table:table-cell table:style-name="ce2" table:formula="of:=LOG([.$B32])*[.D32]" office:value-type="float" office:value="0">
            <text:p>0.000000000</text:p>
          </table:table-cell>
          <table:table-cell table:style-name="ce2" table:formula="of:=LOG([.$B32])*[.E32]" office:value-type="float" office:value="0">
            <text:p>0.000000000</text:p>
          </table:table-cell>
          <table:table-cell/>
          <table:table-cell table:formula="of:=[.$B32]^[.C32]" office:value-type="float" office:value="29">
            <text:p>29</text:p>
          </table:table-cell>
          <table:table-cell table:formula="of:=[.$B32]^[.D32]" office:value-type="float" office:value="1">
            <text:p>1</text:p>
          </table:table-cell>
          <table:table-cell table:formula="of:=[.$B32]^[.E32]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table:formula="of:=LOG([.$B33])*[.C33]" office:value-type="float" office:value="1.49136169383427">
            <text:p>1.491361694</text:p>
          </table:table-cell>
          <table:table-cell table:style-name="ce2" table:formula="of:=LOG([.$B33])*[.D33]" office:value-type="float" office:value="0">
            <text:p>0.000000000</text:p>
          </table:table-cell>
          <table:table-cell table:style-name="ce2" table:formula="of:=LOG([.$B33])*[.E33]" office:value-type="float" office:value="0">
            <text:p>0.000000000</text:p>
          </table:table-cell>
          <table:table-cell/>
          <table:table-cell table:formula="of:=[.$B33]^[.C33]" office:value-type="float" office:value="31">
            <text:p>31</text:p>
          </table:table-cell>
          <table:table-cell table:formula="of:=[.$B33]^[.D33]" office:value-type="float" office:value="1">
            <text:p>1</text:p>
          </table:table-cell>
          <table:table-cell table:formula="of:=[.$B33]^[.E33]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table:formula="of:=LOG([.$B34])*[.C34]" office:value-type="float" office:value="1.56820172406699">
            <text:p>1.568201724</text:p>
          </table:table-cell>
          <table:table-cell table:style-name="ce2" table:formula="of:=LOG([.$B34])*[.D34]" office:value-type="float" office:value="0">
            <text:p>0.000000000</text:p>
          </table:table-cell>
          <table:table-cell table:style-name="ce2" table:formula="of:=LOG([.$B34])*[.E34]" office:value-type="float" office:value="0">
            <text:p>0.000000000</text:p>
          </table:table-cell>
          <table:table-cell/>
          <table:table-cell table:formula="of:=[.$B34]^[.C34]" office:value-type="float" office:value="37">
            <text:p>37</text:p>
          </table:table-cell>
          <table:table-cell table:formula="of:=[.$B34]^[.D34]" office:value-type="float" office:value="1">
            <text:p>1</text:p>
          </table:table-cell>
          <table:table-cell table:formula="of:=[.$B34]^[.E34]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table:formula="of:=LOG([.$B35])*[.C35]" office:value-type="float" office:value="0">
            <text:p>0.000000000</text:p>
          </table:table-cell>
          <table:table-cell table:style-name="ce2" table:formula="of:=LOG([.$B35])*[.D35]" office:value-type="float" office:value="1.61278385671974">
            <text:p>1.612783857</text:p>
          </table:table-cell>
          <table:table-cell table:style-name="ce2" table:formula="of:=LOG([.$B35])*[.E35]" office:value-type="float" office:value="0">
            <text:p>0.000000000</text:p>
          </table:table-cell>
          <table:table-cell/>
          <table:table-cell table:formula="of:=[.$B35]^[.C35]" office:value-type="float" office:value="1">
            <text:p>1</text:p>
          </table:table-cell>
          <table:table-cell table:formula="of:=[.$B35]^[.D35]" office:value-type="float" office:value="41">
            <text:p>41</text:p>
          </table:table-cell>
          <table:table-cell table:formula="of:=[.$B35]^[.E35]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table:formula="of:=LOG([.$B36])*[.C36]" office:value-type="float" office:value="1.63346845557959">
            <text:p>1.633468456</text:p>
          </table:table-cell>
          <table:table-cell table:style-name="ce2" table:formula="of:=LOG([.$B36])*[.D36]" office:value-type="float" office:value="0">
            <text:p>0.000000000</text:p>
          </table:table-cell>
          <table:table-cell table:style-name="ce2" table:formula="of:=LOG([.$B36])*[.E36]" office:value-type="float" office:value="0">
            <text:p>0.000000000</text:p>
          </table:table-cell>
          <table:table-cell/>
          <table:table-cell table:formula="of:=[.$B36]^[.C36]" office:value-type="float" office:value="43">
            <text:p>43</text:p>
          </table:table-cell>
          <table:table-cell table:formula="of:=[.$B36]^[.D36]" office:value-type="float" office:value="1">
            <text:p>1</text:p>
          </table:table-cell>
          <table:table-cell table:formula="of:=[.$B36]^[.E36]" office:value-type="float" office:value="1">
            <text:p>1</text:p>
          </table:table-cell>
        </table:table-row>
        <table:table-row table:style-name="ro2">
          <table:table-cell table:number-columns-repeated="5"/>
          <table:table-cell table:style-name="ce2" table:formula="of:=SUM([.F23:.F36])" office:value-type="float" office:value="17.5937146997578">
            <text:p>17.593714700</text:p>
          </table:table-cell>
          <table:table-cell table:style-name="ce2" table:formula="of:=SUM([.G23:.G36])" office:value-type="float" office:value="17.5937151584322">
            <text:p>17.593715158</text:p>
          </table:table-cell>
          <table:table-cell table:style-name="ce2" table:formula="of:=SUM([.H23:.H36])" office:value-type="float" office:value="17.5937168126631">
            <text:p>17.593716813</text:p>
          </table:table-cell>
          <table:table-cell/>
          <table:table-cell table:formula="of:=PRODUCT([.J23:.J36])" office:value-type="float" office:value="3.9238708061952E+017">
            <text:p>392387080619520000</text:p>
          </table:table-cell>
          <table:table-cell table:formula="of:=PRODUCT([.K23:.K36])" office:value-type="float" office:value="3.9238749503415E+017">
            <text:p>392387495034150000</text:p>
          </table:table-cell>
          <table:table-cell table:formula="of:=PRODUCT([.L23:.L36])" office:value-type="float" office:value="3.92388989643915E+017">
            <text:p>392388989643915000</text:p>
          </table:table-cell>
        </table:table-row>
        <table:table-row table:style-name="ro2">
          <table:table-cell table:number-columns-repeated="6"/>
          <table:table-cell table:style-name="ce3" table:formula="of:=[.G37]-[.F37]" office:value-type="float" office:value="0.000000458674357162181">
            <text:p>0.0000004587</text:p>
          </table:table-cell>
          <table:table-cell table:style-name="ce3" table:formula="of:=[.H37]-[.G37]" office:value-type="float" office:value="0.00000165423094244943">
            <text:p>0.0000016542</text:p>
          </table:table-cell>
          <table:table-cell table:number-columns-repeated="3"/>
          <table:table-cell table:formula="of:=SUM([.J37:.L37])" office:value-type="float" office:value="1.17716356529759E+018">
            <text:p>1177163565297590000</text:p>
          </table:table-cell>
        </table:table-row>
        <table:table-row table:style-name="ro2">
          <table:table-cell table:number-columns-repeated="6"/>
          <table:table-cell table:style-name="ce3"/>
          <table:table-cell table:style-name="ce3" table:formula="of:=[.H38]+[.G38]" office:value-type="float" office:value="0.00000211290529961161">
            <text:p>0.0000021129</text:p>
          </table:table-cell>
          <table:table-cell table:number-columns-repeated="4"/>
        </table:table-row>
        <table:table-row table:style-name="ro2">
          <table:table-cell table:number-columns-repeated="11"/>
          <table:table-cell table:formula="of:=[.L37]/[.J37]" office:value-type="float" office:value="1.00000486515609">
            <text:p>1.0000048652</text:p>
          </table:table-cell>
        </table:table-row>
        <table:table-row table:style-name="ro2" table:number-rows-repeated="104852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6T11:19:07</meta:creation-date>
    <dc:date>2013-03-16T23:08:41</dc:date>
    <meta:editing-duration>PT3H28M35S</meta:editing-duration>
    <meta:editing-cycles>10</meta:editing-cycles>
    <meta:generator>LibreOffice/3.5$Linux_X86_64 LibreOffice_project/350m1$Build-2</meta:generator>
    <meta:document-statistic meta:table-count="3" meta:cell-count="322" meta:object-count="0"/>
  </office:meta>
</office:document-meta>
</file>